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Monaco1" svg:font-family="Monaco" style:font-family-generic="moder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6.966in" fo:margin-left="0.0194in" fo:margin-top="0in" fo:margin-bottom="0in" style:page-number="1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B2" style:family="table-cell">
      <style:table-cell-properties fo:padding="0.0694in" fo:border="0.75pt solid #000001"/>
    </style:style>
    <style:style style:name="Table1.A3" style:family="table-cell">
      <style:table-cell-properties fo:background-color="#666666" fo:padding="0.0694in" fo:border-left="0.75pt solid #000001" fo:border-right="0.75pt solid #000001" fo:border-top="none" fo:border-bottom="0.75pt solid #000001">
        <style:background-image/>
      </style:table-cell-properties>
    </style:style>
    <style:style style:name="Table1.B3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4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5" style:family="table-row">
      <style:table-row-properties style:min-row-height="0.1625in" fo:keep-together="auto"/>
    </style:style>
    <style:style style:name="Table1.B5" style:family="table-cell">
      <style:table-cell-properties fo:padding="0.0694in" fo:border="0.75pt solid #000001"/>
    </style:style>
    <style:style style:name="Table1.B6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7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8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9" style:family="table-cell">
      <style:table-cell-properties fo:padding="0.0694in" fo:border-left="0.75pt solid #000001" fo:border-right="0.75pt solid #000001" fo:border-top="none" fo:border-bottom="0.75pt solid #000001"/>
    </style:style>
    <style:style style:name="P1" style:family="paragraph" style:parent-style-name="Standard">
      <style:paragraph-properties fo:line-height="100%"/>
      <style:text-properties fo:font-size="10pt" officeooo:rsid="0029ce57" officeooo:paragraph-rsid="0038a794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officeooo:rsid="0085b60d" officeooo:paragraph-rsid="0085b60d" style:font-size-asian="10pt" style:font-size-complex="10pt"/>
    </style:style>
    <style:style style:name="P3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4" style:family="paragraph" style:parent-style-name="Standard">
      <style:paragraph-properties fo:line-height="100%"/>
      <style:text-properties fo:color="#ffffff" fo:font-size="10pt" officeooo:rsid="0022bdcc" officeooo:paragraph-rsid="0022bdcc" fo:background-color="#666666" style:font-size-asian="10pt" style:font-size-complex="10pt"/>
    </style:style>
    <style:style style:name="P5" style:family="paragraph" style:parent-style-name="Standard">
      <style:paragraph-properties fo:line-height="100%"/>
      <style:text-properties fo:color="#ffffff" fo:font-size="10pt" officeooo:rsid="0040e083" officeooo:paragraph-rsid="0040e083" fo:background-color="#666666" style:font-size-asian="10pt" style:font-size-complex="10pt"/>
    </style:style>
    <style:style style:name="P6" style:family="paragraph" style:parent-style-name="Standard">
      <style:paragraph-properties fo:line-height="100%"/>
      <style:text-properties fo:color="#ffffff" fo:font-size="10pt" officeooo:rsid="004238bc" officeooo:paragraph-rsid="004238bc" fo:background-color="#666666" style:font-size-asian="10pt" style:font-size-complex="10pt"/>
    </style:style>
    <style:style style:name="P7" style:family="paragraph" style:parent-style-name="Standard">
      <style:paragraph-properties fo:line-height="100%"/>
      <style:text-properties fo:color="#ffffff" fo:font-size="10pt" officeooo:rsid="003f1388" officeooo:paragraph-rsid="003f1388" fo:background-color="#666666" style:font-size-asian="10pt" style:font-size-complex="10pt"/>
    </style:style>
    <style:style style:name="P8" style:family="paragraph" style:parent-style-name="Standard">
      <style:paragraph-properties fo:line-height="100%"/>
      <style:text-properties officeooo:rsid="00aa3128" officeooo:paragraph-rsid="00aa3128"/>
    </style:style>
    <style:style style:name="P9" style:family="paragraph" style:parent-style-name="Standard">
      <style:paragraph-properties fo:line-height="100%"/>
      <style:text-properties fo:font-size="10pt" officeooo:rsid="00aa3128" officeooo:paragraph-rsid="00aa3128" style:font-size-asian="10pt" style:font-size-complex="10pt"/>
    </style:style>
    <style:style style:name="P10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style="normal" fo:font-weight="normal" officeooo:rsid="00aa3128" officeooo:paragraph-rsid="00aa3128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line-height="100%"/>
      <style:text-properties style:use-window-font-color="true" style:font-name="Monaco1" fo:font-size="10pt" officeooo:rsid="00aa3128" officeooo:paragraph-rsid="00aa3128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Monaco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a51e00" style:font-size-asian="10pt" style:font-size-complex="10pt"/>
    </style:style>
    <style:style style:name="T3" style:family="text">
      <style:text-properties fo:font-size="10pt" style:font-size-asian="10pt"/>
    </style:style>
    <style:style style:name="T4" style:family="text">
      <style:text-properties officeooo:rsid="0029ce57"/>
    </style:style>
    <style:style style:name="T5" style:family="text">
      <style:text-properties officeooo:rsid="00ab8614"/>
    </style:style>
    <style:style style:name="T6" style:family="text">
      <style:text-properties officeooo:rsid="00ac5b6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Name</text:p>
          </table:table-cell>
          <table:table-cell table:style-name="Table1.B1" office:value-type="string">
            <text:p text:style-name="P8"><text:span text:style-name="T2">C</text:span><text:span text:style-name="T1">yber Python Evaluator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4">Challenge</text:span> </text:p>
          </table:table-cell>
          <table:table-cell table:style-name="Table1.B2" office:value-type="string">
            <text:p text:style-name="P9">The Cyber Python Evaluator comes with 11 simple python challenges, each with corresponding flags. Students should see example-0.py and example-1.py to understand how to interact with the Cyber Python Evaluator, and to retrieve the descriptions of each challenge.</text:p>
          </table:table-cell>
        </table:table-row>
        <table:table-row table:style-name="Table1.1">
          <table:table-cell table:style-name="Table1.A3" office:value-type="string">
            <text:p text:style-name="P6">Prereqs</text:p>
          </table:table-cell>
          <table:table-cell table:style-name="Table1.B4" office:value-type="string">
            <text:p text:style-name="P9">Basic arithmetic, string/list/dictionary manipulation, and very simple socket programming.</text:p>
          </table:table-cell>
        </table:table-row>
        <table:table-row table:style-name="Table1.1">
          <table:table-cell table:style-name="Table1.A3" office:value-type="string">
            <text:p text:style-name="P6">Narrative</text:p>
          </table:table-cell>
          <table:table-cell table:style-name="Table1.B4" office:value-type="string">
            <text:p text:style-name="P9">Students should complete as many challenges as possible for easy points in the python course. <text:span text:style-name="T5">See example-0.py and example-0.py. When a solution has been successfully completed, the hash following “FLAG: “ is the flag. When a solution has not been successfully completed, students will see the string “FAIL”.</text:span></text:p>
          </table:table-cell>
        </table:table-row>
        <table:table-row table:style-name="Table1.5">
          <table:table-cell table:style-name="Table1.A1" office:value-type="string">
            <text:p text:style-name="P5">Instructions</text:p>
          </table:table-cell>
          <table:table-cell table:style-name="Table1.B5" office:value-type="string">
            <text:p text:style-name="P10">Students should receive cyberpythonevaluator.py, example-0.py, and example-1.py. The solutions.py file should not be distributed to students. <text:span text:style-name="T6">If instructors want to distribute cyberpythonevaluator.pyc instead of the .py this is fine, but it should not matter too much.</text:span></text:p>
          </table:table-cell>
        </table:table-row>
        <table:table-row table:style-name="Table1.1">
          <table:table-cell table:style-name="Table1.A3" office:value-type="string">
            <text:p text:style-name="P3">Setup</text:p>
          </table:table-cell>
          <table:table-cell table:style-name="Table1.B6" office:value-type="string">
            <text:p text:style-name="P2">None</text:p>
          </table:table-cell>
        </table:table-row>
        <table:table-row table:style-name="Table1.1">
          <table:table-cell table:style-name="Table1.A3" office:value-type="string">
            <text:p text:style-name="P7">Tags</text:p>
          </table:table-cell>
          <table:table-cell table:style-name="Table1.B7" office:value-type="string">
            <text:p text:style-name="P1"/>
          </table:table-cell>
        </table:table-row>
        <table:table-row table:style-name="Table1.1">
          <table:table-cell table:style-name="Table1.A3" office:value-type="string">
            <text:p text:style-name="P7">Flag</text:p>
          </table:table-cell>
          <table:table-cell table:style-name="Table1.B8" office:value-type="string">
            <text:p text:style-name="P11">0 example-0 FLAG: fdf7c10326671a046a852ada6113ddae3d465cf0</text:p>
            <text:p text:style-name="P12"><text:span text:style-name="T3">1 example-1 FLAG: 8da25382781f4ef421d6c16009d2c115c5443222</text:span></text:p>
            <text:p text:style-name="P12"><text:span text:style-name="T3">2 arith-0 FLAG: 66c366e8908a3f6f32caed2b224e4a44fdf80f19</text:span></text:p>
            <text:p text:style-name="P12"><text:span text:style-name="T3">3 arith-1 FLAG: 39db378c9f1302fa8ffec0ef8309afa0fd83a90d</text:span></text:p>
            <text:p text:style-name="P12"><text:span text:style-name="T3">4 arith-2 FLAG: 61bd4fb81ab53ea3e4d891539ecae15c6da88535</text:span></text:p>
            <text:p text:style-name="P12"><text:span text:style-name="T3">5 arith-3 FLAG: 7da588f029b1a0684ce181e4239e7efaa60f23de</text:span></text:p>
            <text:p text:style-name="P12"><text:span text:style-name="T3">6 list-0 FLAG: 808038fa46ddeeadff11ad0b710bac403a4b0004</text:span></text:p>
            <text:p text:style-name="P12"><text:span text:style-name="T3">7 list-1 FLAG: ad6d084d8d826f18f813ee01e0f7c304981d751d</text:span></text:p>
            <text:p text:style-name="P12"><text:span text:style-name="T3">8 list-2 FLAG: de1fc6f2606ebcba2791c4676c4022a5626974f0</text:span></text:p>
            <text:p text:style-name="P12"><text:span text:style-name="T3">9 dict-0 FLAG: b95ae6e0ca2d6a22eef6fb261f774cd789747e1d</text:span></text:p>
            <text:p text:style-name="P12"><text:span text:style-name="T3">10 dict-1 FLAG: 260ec9264057607ef55ed36703ad4470813cfccd</text:span></text:p>
            <text:p text:style-name="P12"><text:span text:style-name="T3">11 socket-0 FLAG: de77249660ccf6f504b7c1d9f1eb571aafc0c5c9</text:span></text:p>
            <text:p text:style-name="P11">12 socket-0 FLAG: 303a60f831cb1518aa373c0c75bf75f914965d0a</text:p>
          </table:table-cell>
        </table:table-row>
        <table:table-row table:style-name="Table1.1">
          <table:table-cell table:style-name="Table1.A3" office:value-type="string">
            <text:p text:style-name="P7">Solution</text:p>
          </table:table-cell>
          <table:table-cell table:style-name="Table1.B9" office:value-type="string">
            <text:p text:style-name="P9">Solutions to all problems are available in solutions.p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Monaco1" svg:font-family="Monaco" style:font-family-generic="moder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57</meta:editing-cycles>
    <meta:creation-date>2016-06-29T12:46:00</meta:creation-date>
    <dc:date>2016-10-04T16:24:59.994936000</dc:date>
    <meta:editing-duration>PT13H35M9S</meta:editing-duration>
    <meta:generator>LibreOffice/5.1.0.3$MacOSX_X86_64 LibreOffice_project/5e3e00a007d9b3b6efb6797a8b8e57b51ab1f737</meta:generator>
    <meta:document-statistic meta:table-count="1" meta:image-count="0" meta:object-count="0" meta:page-count="1" meta:paragraph-count="29" meta:word-count="204" meta:character-count="1804" meta:non-whitespace-character-count="1628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